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>
      <style:paragraph-properties fo:margin-left="0.3937in" fo:margin-right="0.3937in" fo:text-indent="0in" style:auto-text-indent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 <text:span text:style-name="Strong_20_Emphasis">Security Testing</text:span> (Teste de Segurança) é um processo essencial para identificar vulnerabilidades em sistemas antes que sejam exploradas por invasores. Ele engloba técnicas como análise de <text:span text:style-name="Strong_20_Emphasis">OWASP Top 10</text:span>, <text:span text:style-name="Strong_20_Emphasis">Vulnerability Scanning</text:span>, <text:span text:style-name="Strong_20_Emphasis">Pentesting</text:span> e <text:span text:style-name="Strong_20_Emphasis">Code Review</text:span>, garantindo que aplicações estejam protegidas contra ameaças cibernéticas.</text:p>
      <text:p text:style-name="Horizontal_20_Line"/>
      <text:h text:style-name="Heading_20_2" text:outline-level="2"><text:span text:style-name="Strong_20_Emphasis">Principais Objetivos</text:span></text:h>
      <text:p text:style-name="Text_20_body">✅ <text:span text:style-name="Strong_20_Emphasis">Identificar vulnerabilidades</text:span> (ex.: SQL Injection, XSS).<text:line-break/>✅ <text:span text:style-name="Strong_20_Emphasis">Validar controles de segurança</text:span> (autenticação, criptografia).<text:line-break/>✅ <text:span text:style-name="Strong_20_Emphasis">Garantir conformidade</text:span> com padrões como <text:span text:style-name="Strong_20_Emphasis">OWASP</text:span>, <text:span text:style-name="Strong_20_Emphasis">ISO 27001</text:span>, <text:span text:style-name="Strong_20_Emphasis">PCI-DSS</text:span>.</text:p>
      <text:p text:style-name="Horizontal_20_Line"/>
      <text:h text:style-name="Heading_20_2" text:outline-level="2"><text:span text:style-name="Strong_20_Emphasis">OWASP Top 10 (Principais Riscos de Segurança em Aplicações Web)</text:span></text:h>
      <text:p text:style-name="Text_20_body">A lista <text:span text:style-name="Strong_20_Emphasis">OWASP Top 10</text:span> (2021) classifica as ameaças mais críticas:</text:p>
      <text:list xml:id="list4193868423" text:style-name="L1">
        <text:list-item>
          <text:p text:style-name="P1"><text:span text:style-name="Strong_20_Emphasis">Injeção (SQL Injection, NoSQL Injection)</text:span></text:p>
          <text:list>
            <text:list-item>
              <text:p text:style-name="P1"><text:span text:style-name="Emphasis">Exemplo</text:span>: Ataque via formulário de login sem sanitização de inputs.</text:p>
            </text:list-item>
            <text:list-item>
              <text:p text:style-name="P1"><text:span text:style-name="Emphasis">Prevenção</text:span>: Usar prepared statements, ORMs, input validation.</text:p>
            </text:list-item>
          </text:list>
        </text:list-item>
        <text:list-item>
          <text:p text:style-name="P1"><text:span text:style-name="Strong_20_Emphasis">Quebra de Autenticação</text:span></text:p>
          <text:list>
            <text:list-item>
              <text:p text:style-name="P1"><text:span text:style-name="Emphasis">Exemplo</text:span>: Senhas fracas, falhas em recuperação de conta.</text:p>
            </text:list-item>
            <text:list-item>
              <text:p text:style-name="P1"><text:span text:style-name="Emphasis">Prevenção</text:span>: MFA (Autenticação Multifator), rate limiting.</text:p>
            </text:list-item>
          </text:list>
        </text:list-item>
        <text:list-item>
          <text:p text:style-name="P1"><text:span text:style-name="Strong_20_Emphasis">Exposição de Dados Sensíveis</text:span></text:p>
          <text:list>
            <text:list-item>
              <text:p text:style-name="P1"><text:span text:style-name="Emphasis">Exemplo</text:span>: API retornando CPF ou cartão de crédito sem criptografia.</text:p>
            </text:list-item>
            <text:list-item>
              <text:p text:style-name="P1"><text:span text:style-name="Emphasis">Prevenção</text:span>: HTTPS, encrypt data-at-rest e in-transit.</text:p>
            </text:list-item>
          </text:list>
        </text:list-item>
        <text:list-item>
          <text:p text:style-name="P1"><text:span text:style-name="Strong_20_Emphasis">XML External Entities (XXE)</text:span></text:p>
          <text:list>
            <text:list-item>
              <text:p text:style-name="P1"><text:span text:style-name="Emphasis">Exemplo</text:span>: Upload malicioso de XML que acessa arquivos do servidor.</text:p>
            </text:list-item>
            <text:list-item>
              <text:p text:style-name="P1"><text:span text:style-name="Emphasis">Prevenção</text:span>: Desativar processamento de entidades externas.</text:p>
            </text:list-item>
          </text:list>
        </text:list-item>
        <text:list-item>
          <text:p text:style-name="P1"><text:span text:style-name="Strong_20_Emphasis">Quebra de Controle de Acesso</text:span></text:p>
          <text:list>
            <text:list-item>
              <text:p text:style-name="P1"><text:span text:style-name="Emphasis">Exemplo</text:span>: Usuário comum acessando painel admin via URL manipulation.</text:p>
            </text:list-item>
            <text:list-item>
              <text:p text:style-name="P1"><text:span text:style-name="Emphasis">Prevenção</text:span>: RBAC (Role-Based Access Control).</text:p>
            </text:list-item>
          </text:list>
        </text:list-item>
        <text:list-item>
          <text:p text:style-name="P1"><text:span text:style-name="Strong_20_Emphasis">Configurações Inseguras</text:span></text:p>
          <text:list>
            <text:list-item>
              <text:p text:style-name="P1"><text:span text:style-name="Emphasis">Exemplo</text:span>: Servidor com versão desatualizada do Apache.</text:p>
            </text:list-item>
            <text:list-item>
              <text:p text:style-name="P1"><text:span text:style-name="Emphasis">Prevenção</text:span>: Hardening de servidores, atualizações constantes.</text:p>
            </text:list-item>
          </text:list>
        </text:list-item>
        <text:list-item>
          <text:p text:style-name="P1"><text:span text:style-name="Strong_20_Emphasis">Cross-Site Scripting (XSS)</text:span></text:p>
          <text:list>
            <text:list-item>
              <text:p text:style-name="P1"><text:soft-page-break/><text:span text:style-name="Emphasis">Exemplo</text:span>: Script malicioso injetado em campos de comentários.</text:p>
            </text:list-item>
            <text:list-item>
              <text:p text:style-name="P1"><text:span text:style-name="Emphasis">Prevenção</text:span>: Sanitize inputs, use CSP (Content Security Policy).</text:p>
            </text:list-item>
          </text:list>
        </text:list-item>
        <text:list-item>
          <text:p text:style-name="P1"><text:span text:style-name="Strong_20_Emphasis">Insecure Deserialization</text:span></text:p>
          <text:list>
            <text:list-item>
              <text:p text:style-name="P1"><text:span text:style-name="Emphasis">Exemplo</text:span>: Dados serializados manipulados para RCE (Remote Code Execution).</text:p>
            </text:list-item>
            <text:list-item>
              <text:p text:style-name="P1"><text:span text:style-name="Emphasis">Prevenção</text:span>: Validar serialized data, usar formatos seguros (JSON).</text:p>
            </text:list-item>
          </text:list>
        </text:list-item>
        <text:list-item>
          <text:p text:style-name="P1"><text:span text:style-name="Strong_20_Emphasis">Componentes Vulneráveis</text:span></text:p>
          <text:list>
            <text:list-item>
              <text:p text:style-name="P1"><text:span text:style-name="Emphasis">Exemplo</text:span>: Biblioteca desatualizada (ex.: Log4j).</text:p>
            </text:list-item>
            <text:list-item>
              <text:p text:style-name="P1"><text:span text:style-name="Emphasis">Prevenção</text:span>: SCAN de dependências (ex.: OWASP Dependency-Check).</text:p>
            </text:list-item>
          </text:list>
        </text:list-item>
        <text:list-item>
          <text:p text:style-name="P1"><text:span text:style-name="Strong_20_Emphasis">Logging e Monitoramento Insuficientes</text:span></text:p>
          <text:list>
            <text:list-item>
              <text:p text:style-name="P1"><text:span text:style-name="Emphasis">Exemplo</text:span>: Falha em detectar tentativas de brute force.</text:p>
            </text:list-item>
            <text:list-item>
              <text:p text:style-name="P1"><text:span text:style-name="Emphasis">Prevenção</text:span>: SIEM (Splunk, Wazuh), alertas em tempo real.</text:p>
            </text:list-item>
          </text:list>
        </text:list-item>
      </text:list>
      <text:p text:style-name="Horizontal_20_Line"/>
      <text:h text:style-name="Heading_20_2" text:outline-level="2"><text:span text:style-name="Strong_20_Emphasis">Técnicas de Security Testing</text:span></text:h>
      <text:h text:style-name="Heading_20_3" text:outline-level="3"><text:span text:style-name="Strong_20_Emphasis">1. Vulnerability Scanning (Varredura de Vulnerabilidades)</text:span></text:h>
      <text:list xml:id="list219733415" text:style-name="L2">
        <text:list-item>
          <text:p text:style-name="P2"><text:span text:style-name="Strong_20_Emphasis">Ferramentas</text:span>:</text:p>
          <text:list>
            <text:list-item>
              <text:p text:style-name="P2"><text:span text:style-name="Strong_20_Emphasis">Nessus</text:span> / <text:span text:style-name="Strong_20_Emphasis">OpenVAS</text:span>: Scan em redes e servidores.</text:p>
            </text:list-item>
            <text:list-item>
              <text:p text:style-name="P2"><text:span text:style-name="Strong_20_Emphasis">Burp Suite</text:span> / <text:span text:style-name="Strong_20_Emphasis">ZAP</text:span>: Teste em aplicações web.</text:p>
            </text:list-item>
            <text:list-item>
              <text:p text:style-name="P2"><text:span text:style-name="Strong_20_Emphasis">Trivy</text:span>: Scan em containers e imagens Docker.</text:p>
            </text:list-item>
          </text:list>
        </text:list-item>
        <text:list-item>
          <text:p text:style-name="P2"><text:span text:style-name="Strong_20_Emphasis">Saída</text:span>: Relatório com CVSS Score (ex.: CVE-2023-1234).</text:p>
        </text:list-item>
      </text:list>
      <text:h text:style-name="Heading_20_3" text:outline-level="3"><text:span text:style-name="Strong_20_Emphasis">2. Pentesting (Teste de Invasão)</text:span></text:h>
      <text:list xml:id="list3275075887" text:style-name="L3">
        <text:list-item>
          <text:p text:style-name="P3"><text:span text:style-name="Strong_20_Emphasis">Simula ataques reais</text:span> (éticos) para explorar falhas.</text:p>
        </text:list-item>
        <text:list-item>
          <text:p text:style-name="P3"><text:span text:style-name="Strong_20_Emphasis">Tipos</text:span>:</text:p>
          <text:list>
            <text:list-item>
              <text:p text:style-name="P3"><text:span text:style-name="Strong_20_Emphasis">Black Box</text:span> (sem conhecimento interno).</text:p>
            </text:list-item>
            <text:list-item>
              <text:p text:style-name="P3"><text:span text:style-name="Strong_20_Emphasis">White Box</text:span> (com acesso ao código).</text:p>
            </text:list-item>
          </text:list>
        </text:list-item>
      </text:list>
      <text:h text:style-name="Heading_20_3" text:outline-level="3"><text:span text:style-name="Strong_20_Emphasis">3. SAST (Static Application Security Testing)</text:span></text:h>
      <text:list xml:id="list3283059985" text:style-name="L4">
        <text:list-item>
          <text:p text:style-name="P4">Analisa código-fonte em busca de vulnerabilidades.</text:p>
        </text:list-item>
        <text:list-item>
          <text:p text:style-name="P4"><text:span text:style-name="Emphasis">Ferramentas</text:span>: SonarQube, Checkmarx, Semgrep.</text:p>
        </text:list-item>
      </text:list>
      <text:h text:style-name="Heading_20_3" text:outline-level="3"><text:span text:style-name="Strong_20_Emphasis">4. DAST (Dynamic Application Security Testing)</text:span></text:h>
      <text:list xml:id="list3376023013" text:style-name="L5">
        <text:list-item>
          <text:p text:style-name="P5">Testa aplicação em execução (ex.: APIs, web apps).</text:p>
        </text:list-item>
        <text:list-item>
          <text:p text:style-name="P5"><text:span text:style-name="Emphasis">Ferramentas</text:span>: OWASP ZAP, Burp Suite.</text:p>
        </text:list-item>
      </text:list>
      <text:p text:style-name="Horizontal_20_Line"><text:soft-page-break/></text:p>
      <text:h text:style-name="Heading_20_2" text:outline-level="2"><text:span text:style-name="Strong_20_Emphasis">Exemplo Prático</text:span></text:h>
      <text:p text:style-name="Text_20_body"><text:span text:style-name="Strong_20_Emphasis">Cenário</text:span>: Teste em um e-commerce:</text:p>
      <text:list xml:id="list301260908" text:style-name="L6">
        <text:list-item>
          <text:p text:style-name="P6"><text:span text:style-name="Strong_20_Emphasis">SQL Injection</text:span>: Tentar <text:span text:style-name="Source_20_Text">' OR '1'='1</text:span> no campo de login.</text:p>
        </text:list-item>
        <text:list-item>
          <text:p text:style-name="P6"><text:span text:style-name="Strong_20_Emphasis">XSS</text:span>: Inserir <text:span text:style-name="Source_20_Text">&lt;script&gt;alert(1)&lt;/script&gt;</text:span> no formulário de contato.</text:p>
        </text:list-item>
        <text:list-item>
          <text:p text:style-name="P6"><text:span text:style-name="Strong_20_Emphasis">Vulnerability Scan</text:span>: Usar ZAP para buscar misconfigurations.</text:p>
        </text:list-item>
      </text:list>
      <text:p text:style-name="Horizontal_20_Line"/>
      <text:h text:style-name="Heading_20_2" text:outline-level="2"><text:span text:style-name="Strong_20_Emphasis">Boas Práticas</text:span></text:h>
      <text:p text:style-name="Text_20_body">✔ <text:span text:style-name="Strong_20_Emphasis">Integre segurança no CI/CD</text:span> (ex.: SAST/DAST automatizados).<text:line-break/>✔ <text:span text:style-name="Strong_20_Emphasis">Treine devs em Secure Coding</text:span> (ex.: OWASP Cheat Sheets).<text:line-break/>✔ <text:span text:style-name="Strong_20_Emphasis">Monitore ameaças em tempo real</text:span> (SIEM, WAF).</text:p>
      <text:p text:style-name="Horizontal_20_Line"/>
      <text:h text:style-name="Heading_20_2" text:outline-level="2"><text:span text:style-name="Strong_20_Emphasis">Ferramentas Recomendadas</text:span></text:h>
      <text:list xml:id="list3389902441" text:style-name="L7">
        <text:list-item>
          <text:p text:style-name="P7"><text:span text:style-name="Strong_20_Emphasis">OWASP ZAP</text:span> (gratuito para DAST).</text:p>
        </text:list-item>
        <text:list-item>
          <text:p text:style-name="P7"><text:span text:style-name="Strong_20_Emphasis">Nmap</text:span> (varredura de portas).</text:p>
        </text:list-item>
        <text:list-item>
          <text:p text:style-name="P7"><text:span text:style-name="Strong_20_Emphasis">Metasploit</text:span> (teste de exploração).</text:p>
        </text:list-item>
        <text:list-item>
          <text:p text:style-name="P7"><text:span text:style-name="Strong_20_Emphasis">Snyk</text:span> (scan em dependências).</text:p>
        </text:list-item>
      </text:list>
      <text:p text:style-name="Horizontal_20_Line"/>
      <text:h text:style-name="Heading_20_3" text:outline-level="3"><text:span text:style-name="Strong_20_Emphasis">Conclusão</text:span></text:h>
      <text:p text:style-name="Text_20_body">Security Testing é <text:span text:style-name="Strong_20_Emphasis">crítico</text:span> para evitar breaches que custam milhões. Combinar <text:span text:style-name="Strong_20_Emphasis">OWASP Top 10</text:span>, <text:span text:style-name="Strong_20_Emphasis">scan automatizado</text:span> e <text:span text:style-name="Strong_20_Emphasis">pentesting</text:span> reduz riscos significativamente.</text:p>
      <text:p text:style-name="P8">🔐 <text:span text:style-name="Strong_20_Emphasis">"Segurança não é um produto, mas um processo contínuo."</text:span><text:line-break/>— Bruce Schneier</text:p>
      <text:p text:style-name="Text_20_body"><text:span text:style-name="Strong_20_Emphasis">Dica</text:span>: Comece com um <text:span text:style-name="Strong_20_Emphasis">OWASP ZAP scan</text:span> gratuito e evolua para testes mais profundos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8:44:23.192109172</meta:creation-date>
    <dc:date>2025-05-06T18:51:40.700633918</dc:date>
    <meta:editing-duration>PT7M18S</meta:editing-duration>
    <meta:editing-cycles>1</meta:editing-cycles>
    <meta:document-statistic meta:table-count="0" meta:image-count="0" meta:object-count="0" meta:page-count="3" meta:paragraph-count="69" meta:word-count="552" meta:character-count="3748" meta:non-whitespace-character-count="3314"/>
    <meta:generator>LibreOffice/7.3.7.2$Linux_X86_64 LibreOffice_project/30$Build-2</meta:generator>
  </office:meta>
</office:document-meta>
</file>